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mic sans ms" svg:font-family="'Comic sans ms'" style:font-family-generic="script"/>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paragraph-properties fo:text-align="start" style:justify-single-word="false"/>
      <style:text-properties style:font-name="Comic sans ms" fo:font-size="12pt" officeooo:paragraph-rsid="000ce5ac" style:font-size-asian="12pt" style:font-size-complex="12pt"/>
    </style:style>
    <style:style style:name="P2" style:family="paragraph" style:parent-style-name="Heading">
      <style:paragraph-properties fo:text-align="center" style:justify-single-word="false"/>
      <style:text-properties style:font-name="Comic sans ms" fo:font-size="18pt" officeooo:rsid="000680b6" style:font-size-asian="18pt" style:font-size-complex="18pt"/>
    </style:style>
    <style:style style:name="P3" style:family="paragraph" style:parent-style-name="Heading_20_1">
      <style:paragraph-properties fo:break-before="page"/>
    </style:style>
    <style:style style:name="P4" style:family="paragraph" style:parent-style-name="Footer">
      <style:text-properties officeooo:rsid="000680b6" officeooo:paragraph-rsid="000680b6"/>
    </style:style>
    <style:style style:name="T1" style:family="text">
      <style:text-properties officeooo:rsid="0009f1dd"/>
    </style:style>
    <style:style style:name="T2" style:family="text">
      <style:text-properties officeooo:rsid="000af83d"/>
    </style:style>
    <style:style style:name="T3" style:family="text">
      <style:text-properties officeooo:rsid="000ce5a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t L2</text:p>
      <text:p text:style-name="P2"><text:tab/>Roguelike</text:p>
      <text:h text:style-name="P3" text:outline-level="1"><text:span text:style-name="T3">Deplacement :</text:span><text:span text:style-name="T1"><text:tab/></text:span></text:h>
      <text:p text:style-name="P1"><text:span text:style-name="T1"><text:tab/>Pour le deplacement du personnage j'ai crée un module deplacement qui as pour fonction le deplacement du joueur. Je suis parti</text:span><text:span text:style-name="T3">s</text:span><text:span text:style-name="T1"> sur une fonction void qui au début se contenter seulement de demandé a l'utilisateur le deplacement qu'il voulait et je traitais le caracteres dans un switch, mais par la suite j'ai du ajouté le fait que le joueur doive se battre avec les monstre qui se retrouve a son corps-à-corps. </text:span></text:p>
      <text:p text:style-name="P1"><text:span text:style-name="T1"><text:tab/>J'utilise donc une fonction int qui retourne l'id du mob qui me bloque le passage. La structure de la fonction est simplement composé d'un switch, qui en fonction de la touche de deplacement (zqsd) traite l'environnement, c'est a dire que le joueur ne peut pas se deplacé si il n'est pas dans une salle ou dans un chemin, et si le joueur est contre un monstre la fonction va retourné l'id du mob à partir de sa position. </text:span></text:p>
      <text:p text:style-name="P1"><text:span text:style-name="T1"><text:tab/>C'est une fonction du module monstre, qui parcours tout les monstres present dans la liste pour retourné l'id quand les position saisie correspondent.</text:span></text:p>
      <text:p text:style-name="P1"><text:span text:style-name="T1"><text:tab/>Lors de la saisie du deplacement, il a été prevu que l'utilisateur entre un charactere invalide, la fonction affichera un message invitant l'utilisateur a utilisé les touches predefinis si il veut faire une quelquonque action. J'ai du modifier la condition de deplacement car il fallait aussi que le personnage puisse aller </text:span><text:span text:style-name="T2">sur l'escalier de changement d'étage. Lorsque la condition est vérifié la position du joueur, qui est contenu dans la structure carte passer en parametre, est incrementé en fonction de la direction de deplacement.</text:span></text:p>
      <text:p text:style-name="P1"><text:span text:style-name="T2"><text:tab/>La fonction retourne -1, ce qui ne correspond a aucun id de monstre, si le joueur se deplace dans une position libre ou est bloqué contre un obstacle </text:span><text:span text:style-name="T3">ou -2 si il a saisie une commande invalide, ce qui permet de faire bouclé dans la fonction qui lance ledeplacement</text:span><text:span text:style-name="T2">.</text:span></text:p>
      <text:p text:style-name="P1"><text:span text:style-name="T2"/></text:p>
      <text:p text:style-name="P1"><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mic sans ms" svg:font-family="'Comic sans ms'" style:font-family-generic="script"/>
    <style:font-face style:name="DejaVu Sans1" svg:font-family="'DejaVu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680b6" officeooo:paragraph-rsid="000680b6"/>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ony Marteau, Dimitri Bernot, Marvin Je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vin jean</meta:initial-creator>
    <meta:creation-date>2015-12-14T14:09:55</meta:creation-date>
    <dc:date>2015-12-15T17:29:51</dc:date>
    <dc:creator>marvin jean</dc:creator>
    <meta:editing-duration>PT29M40S</meta:editing-duration>
    <meta:editing-cycles>2</meta:editing-cycles>
    <meta:generator>LibreOffice/3.6$Linux_X86_64 LibreOffice_project/360m1$Build-2</meta:generator>
    <meta:document-statistic meta:table-count="0" meta:image-count="0" meta:object-count="0" meta:page-count="2" meta:paragraph-count="9" meta:word-count="316" meta:character-count="1864" meta:non-whitespace-character-count="1548"/>
  </office:meta>
</office:document-meta>
</file>